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 (A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94" calcext:value-type="float">
            <text:p>1.39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65" calcext:value-type="float">
            <text:p>1.16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8" calcext:value-type="float">
            <text:p>0.998</text:p>
          </table:table-cell>
        </table:table-row>
      </table:table>
      <table:table table:name="Output Curr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 (V)</text:p>
          </table:table-cell>
          <table:table-cell office:value-type="string" calcext:value-type="string">
            <text:p>I (A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25" calcext:value-type="float">
            <text:p>1.82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92" calcext:value-type="float">
            <text:p>2.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1:25:48.123486705</meta:creation-date>
    <dc:date>2017-11-11T21:27:41.991961139</dc:date>
    <meta:editing-duration>PT1M55S</meta:editing-duration>
    <meta:editing-cycles>1</meta:editing-cycles>
    <meta:document-statistic meta:table-count="2" meta:cell-count="24" meta:object-count="0"/>
    <meta:generator>LibreOffice/5.3.7.2.0$Linux_X86_64 LibreOffice_project/30$Build-2</meta:generator>
  </office:meta>
</office:document-meta>
</file>